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595b" officeooo:paragraph-rsid="000859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ssica@jessica-PV6500:~$ cd "Escritorio/proves.txt"</text:p>
      <text:p text:style-name="P1">bash: cd: Escritorio/proves.txt: No es un directorio</text:p>
      <text:p text:style-name="P1">jessica@jessica-PV6500:~$ cd Escritorio/proves.txt</text:p>
      <text:p text:style-name="P1">bash: cd: Escritorio/proves.txt: No es un directorio</text:p>
      <text:p text:style-name="P1">jessica@jessica-PV6500:~$ cd Escritorio</text:p>
      <text:p text:style-name="P1">jessica@jessica-PV6500:~/Escritorio$ </text:p>
      <text:p text:style-name="P1">jessica@jessica-PV6500:~/Escritorio$ git init</text:p>
      <text:p text:style-name="P1">Inicializado repositorio Git vacío en /home/jessica/Escritorio/.git/</text:p>
      <text:p text:style-name="P1">jessica@jessica-PV6500:~/Escritorio$ git add proves.txt</text:p>
      <text:p text:style-name="P1">jessica@jessica-PV6500:~/Escritorio$ git remote add origin git@github.com/jessicahf/git_test.git</text:p>
      <text:p text:style-name="P1">jessica@jessica-PV6500:~/Escritorio$ git push -u origin master</text:p>
      <text:p text:style-name="P1">error: src refspec master does not match any.</text:p>
      <text:p text:style-name="P1">error: falló el push de algunas referencias a 'git@github.com/jessicahf/git_test.git'</text:p>
      <text:p text:style-name="P1">jessica@jessica-PV6500:~/Escritorio$ git remote add origin git@github.com/JessicaHF/git_test.git</text:p>
      <text:p text:style-name="P1">fatal: remoto origin ya existe.</text:p>
      <text:p text:style-name="P1">jessica@jessica-PV6500:~/Escritorio$ git push -u origin master</text:p>
      <text:p text:style-name="P1">error: src refspec master does not match any.</text:p>
      <text:p text:style-name="P1">error: falló el push de algunas referencias a 'git@github.com/jessicahf/git_test.git'</text:p>
      <text:p text:style-name="P1">jessica@jessica-PV6500:~/Escritorio$ git remote rm origin</text:p>
      <text:p text:style-name="P1">jessica@jessica-PV6500:~/Escritorio$ git push -u origin master</text:p>
      <text:p text:style-name="P1">error: src refspec master does not match any.</text:p>
      <text:p text:style-name="P1">error: falló el push de algunas referencias a 'origin'</text:p>
      <text:p text:style-name="P1">jessica@jessica-PV6500:~/Escritorio$ git remote add origin git@github.com:JessicaHF/proves.txt</text:p>
      <text:p text:style-name="P1">jessica@jessica-PV6500:~/Escritorio$ git push -u origin master</text:p>
      <text:p text:style-name="P1">error: src refspec master does not match any.</text:p>
      <text:p text:style-name="P1">error: falló el push de algunas referencias a 'git@github.com:JessicaHF/proves.txt'</text:p>
      <text:p text:style-name="P1">jessica@jessica-PV6500:~/Escritorio$ ls</text:p>
      <text:p text:style-name="P1">1. GIT.pdf <text:s/>capt1.png <text:s text:c="10"/>endesaFianza <text:s text:c="12"/>Programacio</text:p>
      <text:p text:style-name="P1">Alimentos <text:s text:c="2"/>doc1 <text:s text:c="15"/>Enlace hacia Documentos <text:s/>proves.txt</text:p>
      <text:p text:style-name="P1">BaseDades <text:s text:c="2"/>documentacioRecurs <text:s/>netbeans.desktop</text:p>
      <text:p text:style-name="P1">jessica@jessica-PV6500:~/Escritorio$ ls -a</text:p>
      <text:p text:style-name="P1">. <text:s text:c="10"/>doc1 <text:s text:c="34"/>.~lock.ADD_M03B1_e04.odt#</text:p>
      <text:p text:style-name="P1">.. <text:s text:c="9"/>documentacioRecurs <text:s text:c="20"/>netbeans.desktop</text:p>
      <text:p text:style-name="P1">1. GIT.pdf <text:s/>endesaFianza <text:s text:c="26"/>Programacio</text:p>
      <text:p text:style-name="P1">Alimentos <text:s text:c="2"/>Enlace hacia Documentos <text:s text:c="15"/>proves.txt</text:p>
      <text:p text:style-name="P1">BaseDades <text:s text:c="2"/>.git</text:p>
      <text:p text:style-name="P1">capt1.png <text:s text:c="2"/>.~lock.ADD_M01B1_EAC4_Hernando_F.odt#</text:p>
      <text:p text:style-name="P1">jessica@jessica-PV6500:~/Escritorio$ rm -r .git/</text:p>
      <text:p text:style-name="P1">rm: ¿borrar el fichero regular '.git/objects/8b/e7371bc0703d922644a024f47dab6c0cb1e360' <text:s/>protegido contra escritura? (s/n) ^C</text:p>
      <text:p text:style-name="P1">jessica@jessica-PV6500:~/Escritorio$ sudo rm -r .git/</text:p>
      <text:p text:style-name="P1">[sudo] password for jessica: </text:p>
      <text:p text:style-name="P1">jessica@jessica-PV6500:~/Escritorio$ ls</text:p>
      <text:p text:style-name="P1">1. GIT.pdf <text:s/>capt1.png <text:s text:c="10"/>endesaFianza <text:s text:c="12"/>Programacio</text:p>
      <text:p text:style-name="P1">Alimentos <text:s text:c="2"/>doc1 <text:s text:c="15"/>Enlace hacia Documentos <text:s/>proves.txt</text:p>
      <text:p text:style-name="P1">BaseDades <text:s text:c="2"/>documentacioRecurs <text:s/>netbeans.desktop</text:p>
      <text:p text:style-name="P1">jessica@jessica-PV6500:~/Escritorio$ cd 1. </text:p>
      <text:p text:style-name="P1">BaseDades/ <text:s text:c="14"/>Enlace hacia Documentos/ </text:p>
      <text:p text:style-name="P1">documentacioRecurs/ <text:s text:c="5"/>Programacio/ <text:s text:c="12"/></text:p>
      <text:p text:style-name="P1">jessica@jessica-PV6500:~/Escritorio$ cd 1. </text:p>
      <text:p text:style-name="P1">BaseDades/ <text:s text:c="14"/>Enlace hacia Documentos/ </text:p>
      <text:p text:style-name="P1">documentacioRecurs/ <text:s text:c="5"/>Programacio/ <text:s text:c="12"/></text:p>
      <text:p text:style-name="P1"><text:soft-page-break/>jessica@jessica-PV6500:~/Escritorio$ cd </text:p>
      <text:p text:style-name="P1">BaseDades/ <text:s text:c="14"/>Enlace hacia Documentos/ </text:p>
      <text:p text:style-name="P1">documentacioRecurs/ <text:s text:c="5"/>Programacio/ <text:s text:c="12"/></text:p>
      <text:p text:style-name="P1">jessica@jessica-PV6500:~/Escritorio$ mkdir git-exercice</text:p>
      <text:p text:style-name="P1">jessica@jessica-PV6500:~/Escritorio$ cd git-exercice/</text:p>
      <text:p text:style-name="P1">jessica@jessica-PV6500:~/Escritorio/git-exercice$ git add proves.txt</text:p>
      <text:p text:style-name="P1">jessica@jessica-PV6500:~/Escritorio/git-exercice$ git remote add origin git@github.com:JessicaHF/git_test.git</text:p>
      <text:p text:style-name="P1">jessica@jessica-PV6500:~/Escritorio/git-exercice$ git push -u origin master</text:p>
      <text:p text:style-name="P1">error: src refspec master does not match any.</text:p>
      <text:p text:style-name="P1">error: falló el push de algunas referencias a 'git@github.com:JessicaHF/git_test.git'</text:p>
      <text:p text:style-name="P1">jessica@jessica-PV6500:~/Escritorio/git-exercice$ git status</text:p>
      <text:p text:style-name="P1">En la rama master</text:p>
      <text:p text:style-name="P1"/>
      <text:p text:style-name="P1">No hay commits todavía</text:p>
      <text:p text:style-name="P1"/>
      <text:p text:style-name="P1">Cambios a ser confirmados:</text:p>
      <text:p text:style-name="P1"><text:s text:c="2"/>(usa "git rm --cached &lt;archivo&gt;..." para sacar del área de stage)</text:p>
      <text:p text:style-name="P1"/>
      <text:p text:style-name="P1"><text:tab/>nuevo archivo: <text:s/>proves.txt</text:p>
      <text:p text:style-name="P1"/>
      <text:p text:style-name="P1">Archivos sin seguimiento:</text:p>
      <text:p text:style-name="P1"><text:s text:c="2"/>(usa "git add &lt;archivo&gt;..." para incluirlo a lo que se será confirmado)</text:p>
      <text:p text:style-name="P1"/>
      <text:p text:style-name="P1"><text:tab/>../../.ICEauthority</text:p>
      <text:p text:style-name="P1"><text:tab/>../../.Xauthority</text:p>
      <text:p text:style-name="P1"><text:tab/>../../.bash_history</text:p>
      <text:p text:style-name="P1"><text:tab/>../../.bash_logout</text:p>
      <text:p text:style-name="P1"><text:tab/>../../.bashrc</text:p>
      <text:p text:style-name="P1"><text:tab/>../../.cache/</text:p>
      <text:p text:style-name="P1"><text:tab/>../../.config/</text:p>
      <text:p text:style-name="P1"><text:tab/>../../.dbus/</text:p>
      <text:p text:style-name="P1"><text:tab/>../../.dmrc</text:p>
      <text:p text:style-name="P1"><text:tab/>../../.gimp-2.8/</text:p>
      <text:p text:style-name="P1"><text:tab/>../../.gitconfig</text:p>
      <text:p text:style-name="P1"><text:tab/>../../.gksu.lock</text:p>
      <text:p text:style-name="P1"><text:tab/>../../.java/</text:p>
      <text:p text:style-name="P1"><text:tab/>../../.local/</text:p>
      <text:p text:style-name="P1"><text:tab/>../../.macromedia/</text:p>
      <text:p text:style-name="P1"><text:tab/>../../.mozilla/</text:p>
      <text:p text:style-name="P1"><text:tab/>../../.mysql/</text:p>
      <text:p text:style-name="P1"><text:tab/>../../.netbeans/</text:p>
      <text:p text:style-name="P1"><text:tab/>../../.profile</text:p>
      <text:p text:style-name="P1"><text:tab/>../../.ssh/</text:p>
      <text:p text:style-name="P1"><text:tab/>../../.sudo_as_admin_successful</text:p>
      <text:p text:style-name="P1"><text:tab/>../../.wget-hsts</text:p>
      <text:p text:style-name="P1"><text:tab/>../../.xsession-errors</text:p>
      <text:p text:style-name="P1"><text:tab/>../../.xsession-errors.old</text:p>
      <text:p text:style-name="P1"><text:tab/>../../Descargas/</text:p>
      <text:p text:style-name="P1"><text:tab/>../../Documentos/</text:p>
      <text:p text:style-name="P1"><text:tab/>../.~lock.ADD_M01B1_EAC4_Hernando_F.odt#</text:p>
      <text:p text:style-name="P1"><text:tab/>../.~lock.ADD_M03B1_e04.odt#</text:p>
      <text:p text:style-name="P1"><text:soft-page-break/><text:tab/>../1. GIT.pdf</text:p>
      <text:p text:style-name="P1"><text:tab/>../Alimentos</text:p>
      <text:p text:style-name="P1"><text:tab/>../BaseDades/</text:p>
      <text:p text:style-name="P1"><text:tab/>../Enlace hacia Documentos</text:p>
      <text:p text:style-name="P1"><text:tab/>../Programacio/</text:p>
      <text:p text:style-name="P1"><text:tab/>../capt1.png</text:p>
      <text:p text:style-name="P1"><text:tab/>../doc1</text:p>
      <text:p text:style-name="P1"><text:tab/>../documentacioRecurs/</text:p>
      <text:p text:style-name="P1"><text:tab/>../endesaFianza</text:p>
      <text:p text:style-name="P1"><text:tab/>../netbeans.desktop</text:p>
      <text:p text:style-name="P1"><text:tab/>../../GNUstep/</text:p>
      <text:p text:style-name="P1"><text:tab/>../../NetBeansProjects/</text:p>
      <text:p text:style-name="P1"><text:tab/>../../v2.19.1.zip</text:p>
      <text:p text:style-name="P1"/>
      <text:p text:style-name="P1">jessica@jessica-PV6500:~/Escritorio/git-exercice$ git add proves.txt</text:p>
      <text:p text:style-name="P1">jessica@jessica-PV6500:~/Escritorio/git-exercice$ git push -u origin master</text:p>
      <text:p text:style-name="P1">error: src refspec master does not match any.</text:p>
      <text:p text:style-name="P1">error: falló el push de algunas referencias a 'git@github.com:JessicaHF/git_test.git'</text:p>
      <text:p text:style-name="P1">jessica@jessica-PV6500:~/Escritorio/git-exercice$ git commit -m "initial commit"</text:p>
      <text:p text:style-name="P1">[master (commit-raíz) 12a60af] initial commit</text:p>
      <text:p text:style-name="P1"><text:s/>1 file changed, 2 insertions(+)</text:p>
      <text:p text:style-name="P1"><text:s/>create mode 100644 Escritorio/git-exercice/proves.txt</text:p>
      <text:p text:style-name="P1">jessica@jessica-PV6500:~/Escritorio/git-exercice$ git push origin master</text:p>
      <text:p text:style-name="P1">The authenticity of host 'github.com (192.30.253.113)' can't be established.</text:p>
      <text:p text:style-name="P1">RSA key fingerprint is SHA256:nThbg6kXUpJWGl7E1IGOCspRomTxdCARLviKw6E5SY8.</text:p>
      <text:p text:style-name="P1">Are you sure you want to continue connecting (yes/no)? y</text:p>
      <text:p text:style-name="P1">Please type 'yes' or 'no': yes</text:p>
      <text:p text:style-name="P1">Warning: Permanently added 'github.com,192.30.253.113' (RSA) to the list of known hosts.</text:p>
      <text:p text:style-name="P1">Enumerando objetos: 5, listo.</text:p>
      <text:p text:style-name="P1">Contando objetos: 100% (5/5), listo.</text:p>
      <text:p text:style-name="P1">Escribiendo objetos: 100% (5/5), 321 bytes | 321.00 KiB/s, listo.</text:p>
      <text:p text:style-name="P1">Total 5 (delta 0), reusado 0 (delta 0)</text:p>
      <text:p text:style-name="P1">remote: </text:p>
      <text:p text:style-name="P1">remote: Create a pull request for 'master' on GitHub by visiting:</text:p>
      <text:p text:style-name="P1">remote: <text:s text:c="5"/>https://github.com/JessicaHF/git_test/pull/new/master</text:p>
      <text:p text:style-name="P1">remote: </text:p>
      <text:p text:style-name="P1">To github.com:JessicaHF/git_test.git</text:p>
      <text:p text:style-name="P1"><text:s/>* [new branch] <text:s text:c="5"/>master -&gt; master</text:p>
      <text:p text:style-name="P1">jessica@jessica-PV6500:~/Escritorio/git-exercice$ git commit -m "second commit"</text:p>
      <text:p text:style-name="P1">En la rama master</text:p>
      <text:p text:style-name="P1">Cambios no rastreados para el commit:</text:p>
      <text:p text:style-name="P1"><text:tab/>modificado: <text:s text:c="4"/>proves.txt</text:p>
      <text:p text:style-name="P1"/>
      <text:p text:style-name="P1">Archivos sin seguimiento:</text:p>
      <text:p text:style-name="P1"><text:tab/>../../.ICEauthority</text:p>
      <text:p text:style-name="P1"><text:tab/>../../.Xauthority</text:p>
      <text:p text:style-name="P1"><text:tab/>../../.bash_history</text:p>
      <text:p text:style-name="P1"><text:tab/>../../.bash_logout</text:p>
      <text:p text:style-name="P1"><text:tab/>../../.bashrc</text:p>
      <text:p text:style-name="P1"><text:tab/>../../.cache/</text:p>
      <text:p text:style-name="P1"><text:tab/>../../.config/</text:p>
      <text:p text:style-name="P1"><text:tab/>../../.dbus/</text:p>
      <text:p text:style-name="P1"><text:soft-page-break/><text:tab/>../../.dmrc</text:p>
      <text:p text:style-name="P1"><text:tab/>../../.gimp-2.8/</text:p>
      <text:p text:style-name="P1"><text:tab/>../../.gitconfig</text:p>
      <text:p text:style-name="P1"><text:tab/>../../.gksu.lock</text:p>
      <text:p text:style-name="P1"><text:tab/>../../.java/</text:p>
      <text:p text:style-name="P1"><text:tab/>../../.local/</text:p>
      <text:p text:style-name="P1"><text:tab/>../../.macromedia/</text:p>
      <text:p text:style-name="P1"><text:tab/>../../.mozilla/</text:p>
      <text:p text:style-name="P1"><text:tab/>../../.mysql/</text:p>
      <text:p text:style-name="P1"><text:tab/>../../.netbeans/</text:p>
      <text:p text:style-name="P1"><text:tab/>../../.profile</text:p>
      <text:p text:style-name="P1"><text:tab/>../../.ssh/</text:p>
      <text:p text:style-name="P1"><text:tab/>../../.sudo_as_admin_successful</text:p>
      <text:p text:style-name="P1"><text:tab/>../../.wget-hsts</text:p>
      <text:p text:style-name="P1"><text:tab/>../../.xsession-errors</text:p>
      <text:p text:style-name="P1"><text:tab/>../../.xsession-errors.old</text:p>
      <text:p text:style-name="P1"><text:tab/>../../Descargas/</text:p>
      <text:p text:style-name="P1"><text:tab/>../../Documentos/</text:p>
      <text:p text:style-name="P1"><text:tab/>../.~lock.ADD_M01B1_EAC4_Hernando_F.odt#</text:p>
      <text:p text:style-name="P1"><text:tab/>../.~lock.ADD_M03B1_e04.odt#</text:p>
      <text:p text:style-name="P1"><text:tab/>../1. GIT.pdf</text:p>
      <text:p text:style-name="P1"><text:tab/>../Alimentos</text:p>
      <text:p text:style-name="P1"><text:tab/>../BaseDades/</text:p>
      <text:p text:style-name="P1"><text:tab/>../Enlace hacia Documentos</text:p>
      <text:p text:style-name="P1"><text:tab/>../Programacio/</text:p>
      <text:p text:style-name="P1"><text:tab/>../capt1.png</text:p>
      <text:p text:style-name="P1"><text:tab/>../doc1</text:p>
      <text:p text:style-name="P1"><text:tab/>../documentacioRecurs/</text:p>
      <text:p text:style-name="P1"><text:tab/>../endesaFianza</text:p>
      <text:p text:style-name="P1"><text:tab/>../netbeans.desktop</text:p>
      <text:p text:style-name="P1"><text:tab/>../../GNUstep/</text:p>
      <text:p text:style-name="P1"><text:tab/>../../NetBeansProjects/</text:p>
      <text:p text:style-name="P1"><text:tab/>../../v2.19.1.zip</text:p>
      <text:p text:style-name="P1"/>
      <text:p text:style-name="P1">no se agregaron cambios al commit</text:p>
      <text:p text:style-name="P1">jessica@jessica-PV6500:~/Escritorio/git-exercice$ git push -u origin master</text:p>
      <text:p text:style-name="P1">Rama 'master' configurada para hacer seguimiento a la rama remota 'master' de 'origin'.</text:p>
      <text:p text:style-name="P1">Everything up-to-date</text:p>
      <text:p text:style-name="P1">jessica@jessica-PV6500:~/Escritorio/git-exercice$ git push origin master</text:p>
      <text:p text:style-name="P1">Warning: Permanently added the RSA host key for IP address '192.30.253.112' to the list of known hosts.</text:p>
      <text:p text:style-name="P1">Everything up-to-date</text:p>
      <text:p text:style-name="P1">jessica@jessica-PV6500:~/Escritorio/git-exercice$ git remote add origin git@github.com:JessicaHF/git-exercice</text:p>
      <text:p text:style-name="P1">fatal: remoto origin ya existe.</text:p>
      <text:p text:style-name="P1">jessica@jessica-PV6500:~/Escritorio/git-exercice$ git push origin master</text:p>
      <text:p text:style-name="P1">Everything up-to-date</text:p>
      <text:p text:style-name="P1">jessica@jessica-PV6500:~/Escritorio/git-exercice$ ls -a</text:p>
      <text:p text:style-name="P1">. <text:s/>.. <text:s/>proves.txt</text:p>
      <text:p text:style-name="P1">jessica@jessica-PV6500:~/Escritorio/git-exercice$ cd ..</text:p>
      <text:p text:style-name="P1">jessica@jessica-PV6500:~/Escritorio$ ls -a</text:p>
      <text:p text:style-name="P1">. <text:s text:c="10"/>capt1.png <text:s text:c="15"/>git-exercice</text:p>
      <text:p text:style-name="P1"><text:soft-page-break/>.. <text:s text:c="9"/>doc1 <text:s text:c="20"/>.~lock.ADD_M01B1_EAC4_Hernando_F.odt#</text:p>
      <text:p text:style-name="P1">1. GIT.pdf <text:s/>documentacioRecurs <text:s text:c="6"/>.~lock.ADD_M03B1_e04.odt#</text:p>
      <text:p text:style-name="P1">Alimentos <text:s text:c="2"/>endesaFianza <text:s text:c="12"/>netbeans.desktop</text:p>
      <text:p text:style-name="P1">BaseDades <text:s text:c="2"/>Enlace hacia Documentos <text:s/>Programacio</text:p>
      <text:p text:style-name="P1">jessica@jessica-PV6500:~/Escritorio$ cd ..</text:p>
      <text:p text:style-name="P1">jessica@jessica-PV6500:~$ ls -a</text:p>
      <text:p text:style-name="P1">. <text:s text:c="13"/>Descargas <text:s text:c="2"/>GNUstep <text:s text:c="7"/>Música <text:s text:c="11"/>.ssh</text:p>
      <text:p text:style-name="P1">.. <text:s text:c="12"/>.dmrc <text:s text:c="6"/>.ICEauthority <text:s/>.mysql <text:s text:c="11"/>.sudo_as_admin_successful</text:p>
      <text:p text:style-name="P1">.adobe <text:s text:c="8"/>Documentos <text:s/>.icons <text:s text:c="8"/>.nano <text:s text:c="12"/>.themes</text:p>
      <text:p text:style-name="P1">.bash_history <text:s/>Escritorio <text:s/>Imágenes <text:s text:c="6"/>.netbeans <text:s text:c="8"/>v2.19.1.zip</text:p>
      <text:p text:style-name="P1">.bash_logout <text:s text:c="2"/>.gconf <text:s text:c="5"/>.java <text:s text:c="9"/>NetBeansProjects <text:s/>Vídeos</text:p>
      <text:p text:style-name="P1">.bashrc <text:s text:c="7"/>.gimp-2.8 <text:s text:c="2"/>.local <text:s text:c="8"/>papelera <text:s text:c="9"/>.wget-hsts</text:p>
      <text:p text:style-name="P1">.cache <text:s text:c="8"/>.git <text:s text:c="7"/>.macromedia <text:s text:c="3"/>Plantillas <text:s text:c="7"/>.Xauthority</text:p>
      <text:p text:style-name="P1">.config <text:s text:c="7"/>.gitconfig <text:s/>Mama <text:s text:c="10"/>.profile <text:s text:c="9"/>.xsession-errors</text:p>
      <text:p text:style-name="P1">.dbus <text:s text:c="9"/>.gksu.lock <text:s/>.mozilla <text:s text:c="6"/>Público <text:s text:c="10"/>.xsession-errors.old</text:p>
      <text:p text:style-name="P1">jessica@jessica-PV6500:~$ rm -r .gi</text:p>
      <text:p text:style-name="P1">.gimp-2.8/ <text:s/>.git/ <text:s text:c="6"/>.gitconfig <text:s/></text:p>
      <text:p text:style-name="P1">jessica@jessica-PV6500:~$ rm -r .gi</text:p>
      <text:p text:style-name="P1">.gimp-2.8/ <text:s/>.git/ <text:s text:c="6"/>.gitconfig <text:s/></text:p>
      <text:p text:style-name="P1">jessica@jessica-PV6500:~$ rm -r .git</text:p>
      <text:p text:style-name="P1">rm: ¿borrar el fichero regular '.git/objects/1c/f38cb1e0a61d411c2f961f5f5036cd58e0d98b' <text:s/>protegido contra escritura? (s/n) ^C</text:p>
      <text:p text:style-name="P1">jessica@jessica-PV6500:~$ sudo rm -r .git</text:p>
      <text:p text:style-name="P1">[sudo] password for jessica: </text:p>
      <text:p text:style-name="P1">jessica@jessica-PV6500:~$ cd Escritorio/</text:p>
      <text:p text:style-name="P1">BaseDades/ <text:s text:c="14"/>Enlace hacia Documentos/ Programacio/</text:p>
      <text:p text:style-name="P1">documentacioRecurs/ <text:s text:c="5"/>git-exercice/ <text:s text:c="11"/></text:p>
      <text:p text:style-name="P1">jessica@jessica-PV6500:~$ cd Escritorio/git-exercice/</text:p>
      <text:p text:style-name="P1">jessica@jessica-PV6500:~/Escritorio/git-exercice$ git status</text:p>
      <text:p text:style-name="P1">fatal: no es un repositorio git (ni ninguno de los directorios superiores): .git</text:p>
      <text:p text:style-name="P1">jessica@jessica-PV6500:~/Escritorio/git-exercice$ git init</text:p>
      <text:p text:style-name="P1">Inicializado repositorio Git vacío en /home/jessica/Escritorio/git-exercice/.git/</text:p>
      <text:p text:style-name="P1">jessica@jessica-PV6500:~/Escritorio/git-exercice$ git add proves.txt</text:p>
      <text:p text:style-name="P1">jessica@jessica-PV6500:~/Escritorio/git-exercice$ git commit "first commit"</text:p>
      <text:p text:style-name="P1">error: ruta especificada 'first commit' no concordó con ningún archivo(s) conocido por git</text:p>
      <text:p text:style-name="P1">jessica@jessica-PV6500:~/Escritorio/git-exercice$ git commit -m "first commit"</text:p>
      <text:p text:style-name="P1">[master (commit-raíz) f11330e] first commit</text:p>
      <text:p text:style-name="P1"><text:s/>1 file changed, 3 insertions(+)</text:p>
      <text:p text:style-name="P1"><text:s/>create mode 100644 proves.txt</text:p>
      <text:p text:style-name="P1">jessica@jessica-PV6500:~/Escritorio/git-exercice$ git remote add origin https://github.com/JessicaHF/git_test.git</text:p>
      <text:p text:style-name="P1">jessica@jessica-PV6500:~/Escritorio/git-exercice$ git push -u origin master</text:p>
      <text:p text:style-name="P1">Username for 'https://github.com': JessicaHF</text:p>
      <text:p text:style-name="P1">Password for 'https://JessicaHF@github.com': </text:p>
      <text:p text:style-name="P1">Enumerando objetos: 3, listo.</text:p>
      <text:p text:style-name="P1">Contando objetos: 100% (3/3), listo.</text:p>
      <text:p text:style-name="P1">Escribiendo objetos: 100% (3/3), 236 bytes | 236.00 KiB/s, listo.</text:p>
      <text:p text:style-name="P1">Total 3 (delta 0), reusado 0 (delta 0)</text:p>
      <text:p text:style-name="P1">remote: </text:p>
      <text:p text:style-name="P1">remote: Create a pull request for 'master' on GitHub by visiting:</text:p>
      <text:p text:style-name="P1">remote: <text:s text:c="5"/>https://github.com/JessicaHF/git_test/pull/new/master</text:p>
      <text:p text:style-name="P1">remote: </text:p>
      <text:p text:style-name="P1"><text:soft-page-break/>To https://github.com/JessicaHF/git_test.git</text:p>
      <text:p text:style-name="P1"><text:s/>* [new branch] <text:s text:c="5"/>master -&gt; master</text:p>
      <text:p text:style-name="P1">Rama 'master' configurada para hacer seguimiento a la rama remota 'master' de 'origin'.</text:p>
      <text:p text:style-name="P1">jessica@jessica-PV6500:~/Escritorio/git-exercice$ git push -u origin master</text:p>
      <text:p text:style-name="P1">Username for 'https://github.com': JessicaHF</text:p>
      <text:p text:style-name="P1">Password for 'https://JessicaHF@github.com': </text:p>
      <text:p text:style-name="P1">Rama 'master' configurada para hacer seguimiento a la rama remota 'master' de 'origin'.</text:p>
      <text:p text:style-name="P1">Everything up-to-date</text:p>
      <text:p text:style-name="P1">jessica@jessica-PV6500:~/Escritorio/git-exercice$ git commit -m "second commit"</text:p>
      <text:p text:style-name="P1">En la rama master</text:p>
      <text:p text:style-name="P1">Tu rama está actualizada con 'origin/master'.</text:p>
      <text:p text:style-name="P1"/>
      <text:p text:style-name="P1">Cambios no rastreados para el commit:</text:p>
      <text:p text:style-name="P1"><text:tab/>modificado: <text:s text:c="4"/>proves.txt</text:p>
      <text:p text:style-name="P1"/>
      <text:p text:style-name="P1">no se agregaron cambios al commit</text:p>
      <text:p text:style-name="P1">jessica@jessica-PV6500:~/Escritorio/git-exercice$ git push -u origin master</text:p>
      <text:p text:style-name="P1">Username for 'https://github.com': JessicaHF</text:p>
      <text:p text:style-name="P1">Password for 'https://JessicaHF@github.com': </text:p>
      <text:p text:style-name="P1">remote: Invalid username or password.</text:p>
      <text:p text:style-name="P1">fatal: Authentication failed for 'https://github.com/JessicaHF/git_test.git/'</text:p>
      <text:p text:style-name="P1">jessica@jessica-PV6500:~/Escritorio/git-exercice$ git push -u origin master</text:p>
      <text:p text:style-name="P1">Username for 'https://github.com': JessicaHF</text:p>
      <text:p text:style-name="P1">Password for 'https://JessicaHF@github.com': </text:p>
      <text:p text:style-name="P1">Rama 'master' configurada para hacer seguimiento a la rama remota 'master' de 'origin'.</text:p>
      <text:p text:style-name="P1">Everything up-to-date</text:p>
      <text:p text:style-name="P1">jessica@jessica-PV6500:~/Escritorio/git-exercice$ git status</text:p>
      <text:p text:style-name="P1">En la rama master</text:p>
      <text:p text:style-name="P1">Tu rama está actualizada con 'origin/master'.</text:p>
      <text:p text:style-name="P1"/>
      <text:p text:style-name="P1">Cambios no rastreados para el commit:</text:p>
      <text:p text:style-name="P1"><text:s text:c="2"/>(usa "git add &lt;archivo&gt;..." para actualizar lo que será confirmado)</text:p>
      <text:p text:style-name="P1"><text:s text:c="2"/>(usa "git checkout -- &lt;archivo&gt;..." para descartar los cambios en el directorio de trabajo)</text:p>
      <text:p text:style-name="P1"/>
      <text:p text:style-name="P1"><text:tab/>modificado: <text:s text:c="4"/>proves.txt</text:p>
      <text:p text:style-name="P1"/>
      <text:p text:style-name="P1">sin cambios agregados al commit (usa "git add" y/o "git commit -a")</text:p>
      <text:p text:style-name="P1">jessica@jessica-PV6500:~/Escritorio/git-exercice$ git add proves.txt</text:p>
      <text:p text:style-name="P1">jessica@jessica-PV6500:~/Escritorio/git-exercice$ git add proves.txt</text:p>
      <text:p text:style-name="P1">jessica@jessica-PV6500:~/Escritorio/git-exercice$ git push -u origin master</text:p>
      <text:p text:style-name="P1">Username for 'https://github.com': JessicaHF</text:p>
      <text:p text:style-name="P1">Password for 'https://JessicaHF@github.com': </text:p>
      <text:p text:style-name="P1">Rama 'master' configurada para hacer seguimiento a la rama remota 'master' de 'origin'.</text:p>
      <text:p text:style-name="P1">Everything up-to-date</text:p>
      <text:p text:style-name="P1">jessica@jessica-PV6500:~/Escritorio/git-exercice$ git commit -m "second commit"</text:p>
      <text:p text:style-name="P1">[master d6127d1] second commit</text:p>
      <text:p text:style-name="P1"><text:s/>1 file changed, 2 insertions(+)</text:p>
      <text:p text:style-name="P1">jessica@jessica-PV6500:~/Escritorio/git-exercice$ git push -u origin master</text:p>
      <text:p text:style-name="P1">Username for 'https://github.com': JessicaHF</text:p>
      <text:p text:style-name="P1">Password for 'https://JessicaHF@github.com': </text:p>
      <text:p text:style-name="P1">remote: Invalid username or password.</text:p>
      <text:p text:style-name="P1">fatal: Authentication failed for 'https://github.com/JessicaHF/git_test.git/'</text:p>
      <text:p text:style-name="P1"><text:soft-page-break/>jessica@jessica-PV6500:~/Escritorio/git-exercice$ git push -u origin maste</text:p>
      <text:p text:style-name="P1">error: src refspec maste does not match any.</text:p>
      <text:p text:style-name="P1">error: falló el push de algunas referencias a 'https://github.com/JessicaHF/git_test.git'</text:p>
      <text:p text:style-name="P1">jessica@jessica-PV6500:~/Escritorio/git-exercice$ git push -u origin master</text:p>
      <text:p text:style-name="P1">Username for 'https://github.com': JessicaHF</text:p>
      <text:p text:style-name="P1">Password for 'https://JessicaHF@github.com': </text:p>
      <text:p text:style-name="P1">Enumerando objetos: 5, listo.</text:p>
      <text:p text:style-name="P1">Contando objetos: 100% (5/5), listo.</text:p>
      <text:p text:style-name="P1">Escribiendo objetos: 100% (3/3), 271 bytes | 271.00 KiB/s, listo.</text:p>
      <text:p text:style-name="P1">Total 3 (delta 0), reusado 0 (delta 0)</text:p>
      <text:p text:style-name="P1">To https://github.com/JessicaHF/git_test.git</text:p>
      <text:p text:style-name="P1"><text:s text:c="3"/>f11330e..d6127d1 <text:s/>master -&gt; master</text:p>
      <text:p text:style-name="P1">Rama 'master' configurada para hacer seguimiento a la rama remota 'master' de 'origin'.</text:p>
      <text:p text:style-name="P1">jessica@jessica-PV6500:~/Escritorio/git-exercice$ git branch</text:p>
      <text:p text:style-name="P1">* master</text:p>
      <text:p text:style-name="P1">jessica@jessica-PV6500:~/Escritorio/git-exercice$ git branch branch1</text:p>
      <text:p text:style-name="P1">jessica@jessica-PV6500:~/Escritorio/git-exercice$ git branch</text:p>
      <text:p text:style-name="P1"><text:s text:c="2"/>branch1</text:p>
      <text:p text:style-name="P1">* master</text:p>
      <text:p text:style-name="P1">jessica@jessica-PV6500:~/Escritorio/git-exercice$ git commit -m "third commit"</text:p>
      <text:p text:style-name="P1">En la rama master</text:p>
      <text:p text:style-name="P1">Tu rama está actualizada con 'origin/master'.</text:p>
      <text:p text:style-name="P1"/>
      <text:p text:style-name="P1">Cambios no rastreados para el commit:</text:p>
      <text:p text:style-name="P1"><text:tab/>modificado: <text:s text:c="4"/>proves.txt</text:p>
      <text:p text:style-name="P1"/>
      <text:p text:style-name="P1">no se agregaron cambios al commit</text:p>
      <text:p text:style-name="P1">jessica@jessica-PV6500:~/Escritorio/git-exercice$ git checkout branch1</text:p>
      <text:p text:style-name="P1">M<text:tab/>proves.txt</text:p>
      <text:p text:style-name="P1">Cambiado a rama 'branch1'</text:p>
      <text:p text:style-name="P1">jessica@jessica-PV6500:~/Escritorio/git-exercice$ git show branches</text:p>
      <text:p text:style-name="P1">fatal: argumento ambiguo 'branches': revisión desconocida o ruta fuera del árbol de trabajo.</text:p>
      <text:p text:style-name="P1">Use '--' para separar las rutas de las revisiones, de esta manera:</text:p>
      <text:p text:style-name="P1">'git &lt;comando&gt; [&lt;revisión&gt;...] -- [&lt;archivo&gt;...]'</text:p>
      <text:p text:style-name="P1">jessica@jessica-PV6500:~/Escritorio/git-exercice$ git show-branch</text:p>
      <text:p text:style-name="P1">* [branch1] second commit</text:p>
      <text:p text:style-name="P1"><text:s/>! [master] second commit</text:p>
      <text:p text:style-name="P1">--</text:p>
      <text:p text:style-name="P1">*+ [branch1] second commit</text:p>
      <text:p text:style-name="P1">jessica@jessica-PV6500:~/Escritorio/git-exercice$ git commit "third commit"</text:p>
      <text:p text:style-name="P1">error: ruta especificada 'third commit' no concordó con ningún archivo(s) conocido por git</text:p>
      <text:p text:style-name="P1">jessica@jessica-PV6500:~/Escritorio/git-exercice$ git branch</text:p>
      <text:p text:style-name="P1">* branch1</text:p>
      <text:p text:style-name="P1"><text:s text:c="2"/>master</text:p>
      <text:p text:style-name="P1">jessica@jessica-PV6500:~/Escritorio/git-exercice$ git add proves.txt</text:p>
      <text:p text:style-name="P1">jessica@jessica-PV6500:~/Escritorio/git-exercice$ git commit -m "third commit"</text:p>
      <text:p text:style-name="P1">[branch1 3491fae] third commit</text:p>
      <text:p text:style-name="P1"><text:s/>1 file changed, 3 insertions(+)</text:p>
      <text:p text:style-name="P1">jessica@jessica-PV6500:~/Escritorio/git-exercice$ git push </text:p>
      <text:p text:style-name="P1">fatal: La rama actual branch1 no tiene una rama upstream.</text:p>
      <text:p text:style-name="P1">Para realizar un push de la rama actual y configurar el remoto como upstream, use</text:p>
      <text:p text:style-name="P1"/>
      <text:p text:style-name="P1"><text:soft-page-break/><text:tab/>git push --set-upstream origin branch1</text:p>
      <text:p text:style-name="P1"/>
      <text:p text:style-name="P1">jessica@jessica-PV6500:~/Escritorio/git-exercice$ git push origin branch1</text:p>
      <text:p text:style-name="P1">Username for 'https://github.com': JessicaHF</text:p>
      <text:p text:style-name="P1">Password for 'https://JessicaHF@github.com': </text:p>
      <text:p text:style-name="P1">Enumerando objetos: 5, listo.</text:p>
      <text:p text:style-name="P1">Contando objetos: 100% (5/5), listo.</text:p>
      <text:p text:style-name="P1">Compresión delta usando hasta 2 hilos</text:p>
      <text:p text:style-name="P1">Comprimiendo objetos: 100% (2/2), listo.</text:p>
      <text:p text:style-name="P1">Escribiendo objetos: 100% (3/3), 299 bytes | 299.00 KiB/s, listo.</text:p>
      <text:p text:style-name="P1">Total 3 (delta 0), reusado 0 (delta 0)</text:p>
      <text:p text:style-name="P1">remote: </text:p>
      <text:p text:style-name="P1">remote: Create a pull request for 'branch1' on GitHub by visiting:</text:p>
      <text:p text:style-name="P1">remote: <text:s text:c="5"/>https://github.com/JessicaHF/git_test/pull/new/branch1</text:p>
      <text:p text:style-name="P1">remote: </text:p>
      <text:p text:style-name="P1">To https://github.com/JessicaHF/git_test.git</text:p>
      <text:p text:style-name="P1"><text:s/>* [new branch] <text:s text:c="5"/>branch1 -&gt; branch1</text:p>
      <text:p text:style-name="P1">jessica@jessica-PV6500:~/Escritorio/git-exercice$ git commit -m "third commit"</text:p>
      <text:p text:style-name="P1">En la rama branch1</text:p>
      <text:p text:style-name="P1">nada para hacer commit, el árbol de trabajo esta limpio</text:p>
      <text:p text:style-name="P1">jessica@jessica-PV6500:~/Escritorio/git-exercice$ git add proves.txt</text:p>
      <text:p text:style-name="P1">jessica@jessica-PV6500:~/Escritorio/git-exercice$ git checkout master</text:p>
      <text:p text:style-name="P1">Cambiado a rama 'master'</text:p>
      <text:p text:style-name="P1">Tu rama está actualizada con 'origin/master'.</text:p>
      <text:p text:style-name="P1">jessica@jessica-PV6500:~/Escritorio/git-exercice$ git add proves.txt</text:p>
      <text:p text:style-name="P1">jessica@jessica-PV6500:~/Escritorio/git-exercice$ git commit -m "fourth commit"</text:p>
      <text:p text:style-name="P1">[master 5bab0d6] fourth commit</text:p>
      <text:p text:style-name="P1"><text:s/>1 file changed, 2 insertions(+)</text:p>
      <text:p text:style-name="P1">jessica@jessica-PV6500:~/Escritorio/git-exercice$ git push -u origin master</text:p>
      <text:p text:style-name="P1">Username for 'https://github.com': JessicaHF</text:p>
      <text:p text:style-name="P1">Password for 'https://JessicaHF@github.com': </text:p>
      <text:p text:style-name="P1">remote: Invalid username or password.</text:p>
      <text:p text:style-name="P1">fatal: Authentication failed for 'https://github.com/JessicaHF/git_test.git/'</text:p>
      <text:p text:style-name="P1">jessica@jessica-PV6500:~/Escritorio/git-exercice$ git push -u origin master</text:p>
      <text:p text:style-name="P1">Username for 'https://github.com': JessicaHF</text:p>
      <text:p text:style-name="P1">Password for 'https://JessicaHF@github.com': </text:p>
      <text:p text:style-name="P1">Enumerando objetos: 5, listo.</text:p>
      <text:p text:style-name="P1">Contando objetos: 100% (5/5), listo.</text:p>
      <text:p text:style-name="P1">Compresión delta usando hasta 2 hilos</text:p>
      <text:p text:style-name="P1">Comprimiendo objetos: 100% (2/2), listo.</text:p>
      <text:p text:style-name="P1">Escribiendo objetos: 100% (3/3), 297 bytes | 297.00 KiB/s, listo.</text:p>
      <text:p text:style-name="P1">Total 3 (delta 0), reusado 0 (delta 0)</text:p>
      <text:p text:style-name="P1">To https://github.com/JessicaHF/git_test.git</text:p>
      <text:p text:style-name="P1"><text:s text:c="3"/>d6127d1..5bab0d6 <text:s/>master -&gt; master</text:p>
      <text:p text:style-name="P1">Rama 'master' configurada para hacer seguimiento a la rama remota 'master' de 'origin'.</text:p>
      <text:p text:style-name="P1">jessica@jessica-PV6500:~/Escritorio/git-exercice$ git branch</text:p>
      <text:p text:style-name="P1"><text:s text:c="2"/>branch1</text:p>
      <text:p text:style-name="P1">* master</text:p>
      <text:p text:style-name="P1">jessica@jessica-PV6500:~/Escritorio/git-exercice$ git merge branch1</text:p>
      <text:p text:style-name="P1">Auto-fusionando proves.txt</text:p>
      <text:p text:style-name="P1">CONFLICTO (contenido): Conflicto de fusión en proves.txt</text:p>
      <text:p text:style-name="P1">Fusión automática falló; arregle los conflictos y luego realice un commit con el resultado.</text:p>
      <text:p text:style-name="P1"><text:soft-page-break/>jessica@jessica-PV6500:~/Escritorio/git-exercice$ git commit -m "fith commit"</text:p>
      <text:p text:style-name="P1">U<text:tab/>proves.txt</text:p>
      <text:p text:style-name="P1">error: No es posible realizar un commit porque tienes archivos sin fusionar.</text:p>
      <text:p text:style-name="P1">ayuda: Corrígelos en el árbol de trabajo y entonces usa 'git add/rm &lt;archivo&gt;',</text:p>
      <text:p text:style-name="P1">ayuda: como sea apropiado, para marcar la resolución y realizar un commit.</text:p>
      <text:p text:style-name="P1">fatal: Saliendo porque existe un conflicto sin resolver.</text:p>
      <text:p text:style-name="P1">jessica@jessica-PV6500:~/Escritorio/git-exercice$ git commit -m "fith commit"</text:p>
      <text:p text:style-name="P1">U<text:tab/>proves.txt</text:p>
      <text:p text:style-name="P1">error: No es posible realizar un commit porque tienes archivos sin fusionar.</text:p>
      <text:p text:style-name="P1">ayuda: Corrígelos en el árbol de trabajo y entonces usa 'git add/rm &lt;archivo&gt;',</text:p>
      <text:p text:style-name="P1">ayuda: como sea apropiado, para marcar la resolución y realizar un commit.</text:p>
      <text:p text:style-name="P1">fatal: Saliendo porque existe un conflicto sin resolver.</text:p>
      <text:p text:style-name="P1">jessica@jessica-PV6500:~/Escritorio/git-exercice$ git add proves.txt</text:p>
      <text:p text:style-name="P1">jessica@jessica-PV6500:~/Escritorio/git-exercice$ git commit "fith commit"</text:p>
      <text:p text:style-name="P1">fatal: no se puede realizar un commit parcial durante una fusión.</text:p>
      <text:p text:style-name="P1">jessica@jessica-PV6500:~/Escritorio/git-exercice$ git commit -am "Conflitcts resolved"</text:p>
      <text:p text:style-name="P1">[master cd2dd93] Conflitcts resolved</text:p>
      <text:p text:style-name="P1">jessica@jessica-PV6500:~/Escritorio/git-exercice$ git commit -m "fith commit"</text:p>
      <text:p text:style-name="P1">En la rama master</text:p>
      <text:p text:style-name="P1">Tu rama está adelantada a 'origin/master' por 2 commits.</text:p>
      <text:p text:style-name="P1"><text:s text:c="2"/>(usa "git push" para publicar tus commits locales)</text:p>
      <text:p text:style-name="P1"/>
      <text:p text:style-name="P1">nada para hacer commit, el árbol de trabajo esta limpio</text:p>
      <text:p text:style-name="P1">jessica@jessica-PV6500:~/Escritorio/git-exercice$ git push -u origin master</text:p>
      <text:p text:style-name="P1">Username for 'https://github.com': JessicaHF</text:p>
      <text:p text:style-name="P1">Password for 'https://JessicaHF@github.com': </text:p>
      <text:p text:style-name="P1">Enumerando objetos: 7, listo.</text:p>
      <text:p text:style-name="P1">Contando objetos: 100% (7/7), listo.</text:p>
      <text:p text:style-name="P1">Compresión delta usando hasta 2 hilos</text:p>
      <text:p text:style-name="P1">Comprimiendo objetos: 100% (2/2), listo.</text:p>
      <text:p text:style-name="P1">Escribiendo objetos: 100% (3/3), 304 bytes | 304.00 KiB/s, listo.</text:p>
      <text:p text:style-name="P1">Total 3 (delta 1), reusado 0 (delta 0)</text:p>
      <text:p text:style-name="P1">remote: Resolving deltas: 100% (1/1), completed with 1 local object.</text:p>
      <text:p text:style-name="P1">To https://github.com/JessicaHF/git_test.git</text:p>
      <text:p text:style-name="P1"><text:s text:c="3"/>5bab0d6..cd2dd93 <text:s/>master -&gt; master</text:p>
      <text:p text:style-name="P1">Rama 'master' configurada para hacer seguimiento a la rama remota 'master' de 'origin'.</text:p>
      <text:p text:style-name="P1">jessica@jessica-PV6500:~/Escritorio/git-exercice$ git add README.MD</text:p>
      <text:p text:style-name="P1">jessica@jessica-PV6500:~/Escritorio/git-exercice$ git commit -m "Exercicis"</text:p>
      <text:p text:style-name="P1">[master d1c0c79] Exercicis</text:p>
      <text:p text:style-name="P1"><text:s/>1 file changed, 0 insertions(+), 0 deletions(-)</text:p>
      <text:p text:style-name="P1"><text:s/>create mode 100644 README.MD</text:p>
      <text:p text:style-name="P1">jessica@jessica-PV6500:~/Escritorio/git-exercice$ git push -u origin master</text:p>
      <text:p text:style-name="P1">Username for 'https://github.com': JessicaHF</text:p>
      <text:p text:style-name="P1">Password for 'https://JessicaHF@github.com': </text:p>
      <text:p text:style-name="P1">Enumerando objetos: 4, listo.</text:p>
      <text:p text:style-name="P1">Contando objetos: 100% (4/4), listo.</text:p>
      <text:p text:style-name="P1">Compresión delta usando hasta 2 hilos</text:p>
      <text:p text:style-name="P1">Comprimiendo objetos: 100% (2/2), listo.</text:p>
      <text:p text:style-name="P1">Escribiendo objetos: 100% (3/3), 275 bytes | 275.00 KiB/s, listo.</text:p>
      <text:p text:style-name="P1">Total 3 (delta 0), reusado 0 (delta 0)</text:p>
      <text:p text:style-name="P1">To https://github.com/JessicaHF/git_test.git</text:p>
      <text:p text:style-name="P1"><text:s text:c="3"/>cd2dd93..d1c0c79 <text:s/>master -&gt; master</text:p>
      <text:p text:style-name="P1"><text:soft-page-break/>Rama 'master' configurada para hacer seguimiento a la rama remota 'master' de 'origin'.</text:p>
      <text:p text:style-name="P1">jessica@jessica-PV6500:~/Escritorio/git-exercice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3:07:46.218260021</meta:creation-date>
    <dc:date>2018-10-29T13:13:37.697172961</dc:date>
    <meta:editing-duration>PT5M51S</meta:editing-duration>
    <meta:editing-cycles>1</meta:editing-cycles>
    <meta:document-statistic meta:table-count="0" meta:image-count="0" meta:object-count="0" meta:page-count="10" meta:paragraph-count="446" meta:word-count="2055" meta:character-count="20552" meta:non-whitespace-character-count="18072"/>
    <meta:generator>LibreOffice/5.1.6.2$Linux_x86 LibreOffice_project/10m0$Build-2</meta:generator>
  </office:meta>
</office:document-meta>
</file>